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5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solid" style:text-underline-width="auto" style:text-underline-color="font-color"/>
    </style:style>
    <style:style style:name="P9" style:family="paragraph" style:parent-style-name="Standard">
      <style:text-properties style:font-name="Calibri" fo:font-weight="normal" style:font-weight-asian="normal" style:font-weight-complex="normal"/>
    </style:style>
    <style:style style:name="P10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1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3" style:family="paragraph" style:parent-style-name="Standard">
      <style:paragraph-properties fo:break-before="page"/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1">
      <style:text-properties style:font-name="Calibri"/>
    </style:style>
    <style:style style:name="P15" style:family="paragraph" style:parent-style-name="Standard">
      <style:text-properties style:font-name="Calibri" fo:font-weight="bold" style:font-weight-asian="bold" style:font-weight-complex="bold"/>
    </style:style>
    <style:style style:name="P16" style:family="paragraph" style:parent-style-name="Standard" style:list-style-name="L2">
      <style:text-properties style:font-name="Calibri"/>
    </style:style>
    <style:style style:name="P17" style:family="paragraph" style:parent-style-name="Standard" style:list-style-name="L3">
      <style:text-properties style:font-name="Calibri" fo:font-weight="normal" style:font-weight-asian="normal" style:font-weight-complex="normal"/>
    </style:style>
    <style:style style:name="P18" style:family="paragraph" style:parent-style-name="Standard" style:list-style-name="L4">
      <style:text-properties style:font-name="Calibri" fo:font-weight="normal" style:font-weight-asian="normal" style:font-weight-complex="normal"/>
    </style:style>
    <style:style style:name="P19" style:family="paragraph" style:parent-style-name="Standard" style:list-style-name="L5">
      <style:text-properties style:font-name="Calibri" fo:font-weight="normal" style:font-weight-asian="normal" style:font-weight-complex="normal"/>
    </style:style>
    <style:style style:name="P20" style:family="paragraph" style:parent-style-name="Standard" style:list-style-name="L6">
      <style:text-properties style:font-name="Calibri" fo:font-weight="normal" style:font-weight-asian="normal" style:font-weight-complex="normal"/>
    </style:style>
    <style:style style:name="P21" style:family="paragraph" style:parent-style-name="Standard" style:list-style-name="L10">
      <style:text-properties style:font-name="Calibri" fo:font-weight="normal" style:font-weight-asian="normal" style:font-weight-complex="normal"/>
    </style:style>
    <style:style style:name="P22" style:family="paragraph" style:parent-style-name="Standard" style:list-style-name="L7">
      <style:text-properties style:font-name="Calibri"/>
    </style:style>
    <style:style style:name="P23" style:family="paragraph" style:parent-style-name="Standard" style:list-style-name="L8">
      <style:text-properties style:font-name="Calibri"/>
    </style:style>
    <style:style style:name="P24" style:family="paragraph" style:parent-style-name="Standard" style:list-style-name="L9">
      <style:text-properties style:font-name="Calibri"/>
    </style:style>
    <style:style style:name="P25" style:family="paragraph" style:parent-style-name="Standard" style:list-style-name="L11">
      <style:text-properties style:font-name="Calibri"/>
    </style:style>
    <style:style style:name="P26" style:family="paragraph" style:parent-style-name="Standard" style:list-style-name="L12">
      <style:text-properties style:font-name="Calibri" style:text-underline-style="none" fo:font-weight="normal" style:font-weight-asian="normal" style:font-weight-complex="normal"/>
    </style:style>
    <style:style style:name="P27" style:family="paragraph" style:parent-style-name="Standard" style:list-style-name="L13">
      <style:text-properties style:font-name="Calibri" style:text-underline-style="none" fo:font-weight="normal" style:font-weight-asian="normal" style:font-weight-complex="normal"/>
    </style:style>
    <style:style style:name="P28" style:family="paragraph" style:parent-style-name="Standard" style:list-style-name="L2">
      <style:text-properties style:font-name="Calibri" style:text-underline-style="none" fo:font-weight="normal" style:font-weight-asian="normal" style:font-weight-complex="normal"/>
    </style:style>
    <style:style style:name="P29" style:family="paragraph" style:parent-style-name="Standard" style:list-style-name="L14">
      <style:text-properties style:font-name="Calibri" style:text-underline-style="none"/>
    </style:style>
    <style:style style:name="P30" style:family="paragraph" style:parent-style-name="Standard" style:list-style-name="L15">
      <style:text-properties style:font-name="Calibri" style:text-underline-style="none"/>
    </style:style>
    <style:style style:name="P31" style:family="paragraph" style:parent-style-name="Standard" style:list-style-name="L16">
      <style:text-properties style:font-name="Calibri" style:text-underline-style="none"/>
    </style:style>
    <style:style style:name="P32" style:family="paragraph" style:parent-style-name="Standard" style:list-style-name="L17">
      <style:text-properties style:font-name="Calibri" style:text-underline-style="none"/>
    </style:style>
    <style:style style:name="P33" style:family="paragraph" style:parent-style-name="Standard" style:list-style-name="L18">
      <style:text-properties style:font-name="Calibri" style:text-underline-style="none"/>
    </style:style>
    <style:style style:name="P34" style:family="paragraph" style:parent-style-name="Standard" style:list-style-name="L19">
      <style:text-properties style:font-name="Calibri" style:text-underline-style="none"/>
    </style:style>
    <style:style style:name="P35" style:family="paragraph" style:parent-style-name="Standard" style:list-style-name="L2">
      <style:text-properties style:font-name="Calibri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font-name="Calibri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PARSONS David &amp; Audrey<text:tab/><text:tab/><text:tab/><text:tab/><text:tab/><text:tab/><text:tab/>30/01/2017</text:p>
      <text:p text:style-name="P1">Lotissement «O Clos Laurie » Lot N°01</text:p>
      <text:p text:style-name="P1">Rue de Pellera 01700 LE MAS RILLIER</text:p>
      <text:p text:style-name="P1"/>
      <text:p text:style-name="P12">LOT ELECTRICITE</text:p>
      <text:p text:style-name="P7">Descriptif</text:p>
      <text:p text:style-name="P2"/>
      <text:p text:style-name="P1"/>
      <text:p text:style-name="P1">Ci-dessous le listing non exhaustif des besoins électriques à prendre en compte à minima dans chaque pièce. En l'absence de précision, le chiffrage comprendra les besoins imposés par les normes en vigueur. </text:p>
      <text:p text:style-name="P1"/>
      <text:p text:style-name="P11">Généralités/Divers</text:p>
      <text:list xml:id="list8338940561429571402" text:style-name="L1">
        <text:list-item>
          <text:p text:style-name="P14">Tableau général situé dans le garage</text:p>
        </text:list-item>
        <text:list-item>
          <text:p text:style-name="P14">Prévoir alimentation PAC (située dans le sous-sol)</text:p>
        </text:list-item>
        <text:list-item>
          <text:p text:style-name="P14">Prévoir alimentation pour volets roulants électriques sur toutes les menuiseries extérieures sauf les 3 fenestrons (largeur 70 simple vantail)</text:p>
        </text:list-item>
        <text:list-item>
          <text:p text:style-name="P14">Prévoir alimentation pour porte sectionnelle de garage motorisée</text:p>
        </text:list-item>
        <text:list-item>
          <text:p text:style-name="P14">Prévoir fourreau en attente à l'entrée du terrain pour un futur portail + sonnette</text:p>
        </text:list-item>
        <text:list-item>
          <text:p text:style-name="P14">Prévoir alimentation pour pompe de relevage des eaux pluviales (cuve enterrée angle sud/sud-est du terrain)</text:p>
        </text:list-item>
      </text:list>
      <text:p text:style-name="P10"/>
      <text:p text:style-name="P11">RDC</text:p>
      <text:p text:style-name="P1"/>
      <text:p text:style-name="P6">Entrée</text:p>
      <text:p text:style-name="P1">PC/FM</text:p>
      <text:list xml:id="list5930231944353961123" text:style-name="L2">
        <text:list-item>
          <text:p text:style-name="P16">1 PC à l'Ouest de la porte d'entrée</text:p>
        </text:list-item>
        <text:list-item>
          <text:p text:style-name="P16">2 PC + chargeurs USB + RJ45 à l'Ouest du placard d'entrée</text:p>
        </text:list-item>
        <text:list-item>
          <text:p text:style-name="P16">1 PC à l'entrée</text:p>
        </text:list-item>
      </text:list>
      <text:p text:style-name="P1">Eclairage</text:p>
      <text:list xml:id="list1817636592441860322" text:style-name="L3">
        <text:list-item>
          <text:p text:style-name="P17">1 alim pour plafonnier commandé en simple allumage</text:p>
        </text:list-item>
      </text:list>
      <text:p text:style-name="P6"/>
      <text:p text:style-name="P6">Salon</text:p>
      <text:p text:style-name="P1">PC/FM</text:p>
      <text:list xml:id="list1359989737" text:continue-list="list5930231944353961123" text:style-name="L2">
        <text:list-item>
          <text:p text:style-name="P16">1 PC + HDMI pour vidéoprojecteur dans le faux-plafond (angle entre salon et salle à manger)</text:p>
        </text:list-item>
        <text:list-item>
          <text:p text:style-name="P16">1 sortie HDMI + 6PC au niveau de l'angle entre le salon et la salle à manger</text:p>
        </text:list-item>
        <text:list-item>
          <text:p text:style-name="P16">4 PC + RJ45 à côté de la cheminée</text:p>
        </text:list-item>
        <text:list-item>
          <text:p text:style-name="P16">2 PC sous l'escalier</text:p>
        </text:list-item>
      </text:list>
      <text:p text:style-name="P1">Eclairage</text:p>
      <text:list xml:id="list2154493304929071597" text:style-name="L4">
        <text:list-item>
          <text:p text:style-name="P18">spots LED commandés par 4 boutons poussoirs</text:p>
        </text:list-item>
      </text:list>
      <text:p text:style-name="P6"/>
      <text:p text:style-name="P6">Cuisine</text:p>
      <text:p text:style-name="P1">PC/FM</text:p>
      <text:list xml:id="list47732472" text:continue-list="list1359989737" text:style-name="L2">
        <text:list-item>
          <text:p text:style-name="P16">2 PC à l'Est de l'îlot central</text:p>
        </text:list-item>
        <text:list-item>
          <text:p text:style-name="P16">2 x 4 PC sur l'îlot</text:p>
        </text:list-item>
        <text:list-item>
          <text:p text:style-name="P16">2 PC au Sud de l'évier (four micro-ondes)</text:p>
        </text:list-item>
        <text:list-item>
          <text:p text:style-name="P16">2 PC à côté de la plaque de cuisson</text:p>
        </text:list-item>
        <text:list-item>
          <text:p text:style-name="P16"><text:soft-page-break/>1 alim pour extraction hôte</text:p>
        </text:list-item>
        <text:list-item>
          <text:p text:style-name="P16">1 alim pour four</text:p>
        </text:list-item>
        <text:list-item>
          <text:p text:style-name="P16">1 alim pour plaques à induction</text:p>
        </text:list-item>
        <text:list-item>
          <text:p text:style-name="P16">1 alim pour lave-vaisselle</text:p>
        </text:list-item>
        <text:list-item>
          <text:p text:style-name="P16">1 alim pour frigo</text:p>
        </text:list-item>
      </text:list>
      <text:p text:style-name="P1">Eclairage</text:p>
      <text:list xml:id="list4226724122362240796" text:style-name="L5">
        <text:list-item>
          <text:p text:style-name="P19">spots LED commandés en va-et-vient</text:p>
        </text:list-item>
      </text:list>
      <text:p text:style-name="P6"/>
      <text:p text:style-name="P6">Salle à manger</text:p>
      <text:p text:style-name="P1">PC/FM</text:p>
      <text:list xml:id="list1744417954" text:continue-list="list47732472" text:style-name="L2">
        <text:list-item>
          <text:p text:style-name="P16">1 PC dans l'angle Sud-Ouest</text:p>
        </text:list-item>
      </text:list>
      <text:p text:style-name="P1">Eclairage</text:p>
      <text:list xml:id="list2261288731060382132" text:style-name="L6">
        <text:list-item>
          <text:p text:style-name="P20">spots LED commandés en va-et-vient</text:p>
        </text:list-item>
      </text:list>
      <text:p text:style-name="P6"/>
      <text:p text:style-name="P6">Chambre parentale</text:p>
      <text:p text:style-name="P1">PC/FM</text:p>
      <text:list xml:id="list1501965415" text:continue-list="list1744417954" text:style-name="L2">
        <text:list-item>
          <text:p text:style-name="P16">1 bloc PC (+chargeur USB) de chaque côté du lit </text:p>
        </text:list-item>
        <text:list-item>
          <text:p text:style-name="P16">1 alimentation pour liseuse de chaque côté du lit </text:p>
        </text:list-item>
        <text:list-item>
          <text:p text:style-name="P16">1 PC à l'entrée</text:p>
        </text:list-item>
        <text:list-item>
          <text:p text:style-name="P16">1 PC en face du lit (ht=1,80m) + 1RJ 45</text:p>
        </text:list-item>
      </text:list>
      <text:p text:style-name="P1">Eclairage</text:p>
      <text:list xml:id="list3958703394024764315" text:style-name="L7">
        <text:list-item>
          <text:p text:style-name="P22">1 alim pour plafonnier <text:span text:style-name="T3">commandé en va-et-vient (entrée + côté lit)</text:span></text:p>
        </text:list-item>
      </text:list>
      <text:p text:style-name="P1"/>
      <text:p text:style-name="P6">Dressing</text:p>
      <text:p text:style-name="P1">PC/FM</text:p>
      <text:list xml:id="list378620801" text:continue-list="list1501965415" text:style-name="L2">
        <text:list-item>
          <text:p text:style-name="P16">1 alim éclairage derrière les WC</text:p>
        </text:list-item>
        <text:list-item>
          <text:p text:style-name="P16">1 bloc PC (2x2PT+T) derrière les WC</text:p>
        </text:list-item>
        <text:list-item>
          <text:p text:style-name="P16">1 PC à l'entrée</text:p>
        </text:list-item>
      </text:list>
      <text:p text:style-name="P1">Eclairage</text:p>
      <text:list xml:id="list1440172150708693126" text:style-name="L8">
        <text:list-item>
          <text:p text:style-name="P23">1 alim pour plafonnier</text:p>
        </text:list-item>
      </text:list>
      <text:p text:style-name="P1"/>
      <text:p text:style-name="P6">WC 1</text:p>
      <text:p text:style-name="P1">Eclairage</text:p>
      <text:list xml:id="list6006239638928630575" text:style-name="L9">
        <text:list-item>
          <text:p text:style-name="P24">1 alim pour plafonnier</text:p>
        </text:list-item>
      </text:list>
      <text:p text:style-name="P1"/>
      <text:p text:style-name="P6">Couloir</text:p>
      <text:p text:style-name="P1">PC/FM</text:p>
      <text:list xml:id="list1001917727" text:continue-list="list378620801" text:style-name="L2">
        <text:list-item>
          <text:p text:style-name="P16">1 PC à l'entrée côté salon</text:p>
        </text:list-item>
      </text:list>
      <text:p text:style-name="P1">Eclairage</text:p>
      <text:list xml:id="list2087105494006239182" text:style-name="L10">
        <text:list-item>
          <text:p text:style-name="P21">1 alim pour plafonnier</text:p>
        </text:list-item>
      </text:list>
      <text:p text:style-name="P9"/>
      <text:p text:style-name="P6">SDB 1</text:p>
      <text:p text:style-name="P1">PC/FM</text:p>
      <text:list xml:id="list1328122943" text:continue-list="list1001917727" text:style-name="L2">
        <text:list-item>
          <text:p text:style-name="P16">1 alim pour sèche serviettes</text:p>
        </text:list-item>
        <text:list-item>
          <text:p text:style-name="P16">2 PC dans coin Sud-Est</text:p>
        </text:list-item>
      </text:list>
      <text:p text:style-name="P1">Eclairage</text:p>
      <text:list xml:id="list6504593281228930482" text:style-name="L11">
        <text:list-item>
          <text:p text:style-name="P25">1 alim pour plafonnier</text:p>
        </text:list-item>
        <text:list-item>
          <text:p text:style-name="P25">1 alim éclairage de part et d'autre du miroir</text:p>
        </text:list-item>
      </text:list>
      <text:p text:style-name="P1"><text:soft-page-break/></text:p>
      <text:p text:style-name="P1"/>
      <text:p text:style-name="P1"/>
      <text:p text:style-name="P11">R+1</text:p>
      <text:p text:style-name="P8"/>
      <text:p text:style-name="P6">Mezzanine</text:p>
      <text:p text:style-name="P1">PC/FM</text:p>
      <text:list xml:id="list1333437464" text:continue-list="list1328122943" text:style-name="L2">
        <text:list-item>
          <text:p text:style-name="P16">selon normes</text:p>
        </text:list-item>
      </text:list>
      <text:p text:style-name="P1">Eclairage</text:p>
      <text:list xml:id="list8610638930634182178" text:style-name="L12">
        <text:list-item>
          <text:p text:style-name="P26">spots LED orientables (plafond placo au rampant) + applique dans escalier commandés par 3 boutons poussoirs</text:p>
        </text:list-item>
      </text:list>
      <text:p text:style-name="P6"/>
      <text:p text:style-name="P6">Vide sur séjour</text:p>
      <text:p text:style-name="P1">Eclairage</text:p>
      <text:list xml:id="list5967667707158269260" text:style-name="L13">
        <text:list-item>
          <text:p text:style-name="P27">spots LED orientables (plafond placo au rampant)</text:p>
        </text:list-item>
      </text:list>
      <text:p text:style-name="P6"/>
      <text:p text:style-name="P6">Chambre 2</text:p>
      <text:p text:style-name="P1">PC/FM</text:p>
      <text:list xml:id="list460278737" text:continue-list="list1333437464" text:style-name="L2">
        <text:list-item>
          <text:p text:style-name="P16">selon normes</text:p>
        </text:list-item>
      </text:list>
      <text:p text:style-name="P1">Eclairage</text:p>
      <text:list xml:id="list8926353027004080591" text:style-name="L14">
        <text:list-item>
          <text:p text:style-name="P29">1 alim pour plafonnier</text:p>
        </text:list-item>
      </text:list>
      <text:p text:style-name="P3"/>
      <text:p text:style-name="P6">Chambre 3</text:p>
      <text:p text:style-name="P1">PC/FM</text:p>
      <text:list xml:id="list1184797646" text:continue-list="list460278737" text:style-name="L2">
        <text:list-item>
          <text:p text:style-name="P16">selon normes</text:p>
        </text:list-item>
      </text:list>
      <text:p text:style-name="P1">Eclairage</text:p>
      <text:list xml:id="list2867802941996298509" text:style-name="L15">
        <text:list-item>
          <text:p text:style-name="P30">1 alim pour plafonnier</text:p>
        </text:list-item>
      </text:list>
      <text:p text:style-name="P3"/>
      <text:p text:style-name="P6">Rangement Chambre 3</text:p>
      <text:p text:style-name="P1">Eclairage</text:p>
      <text:list xml:id="list453801611663135458" text:style-name="L16">
        <text:list-item>
          <text:p text:style-name="P31">1 alim pour plafonnier</text:p>
        </text:list-item>
      </text:list>
      <text:p text:style-name="P3"/>
      <text:p text:style-name="P4">WC 2</text:p>
      <text:p text:style-name="P1">Eclairage</text:p>
      <text:list xml:id="list7006866866393070072" text:style-name="L17">
        <text:list-item>
          <text:p text:style-name="P32">1 alim pour plafonnier</text:p>
        </text:list-item>
      </text:list>
      <text:p text:style-name="P3"/>
      <text:p text:style-name="P4">SDB 2</text:p>
      <text:p text:style-name="P1">PC/FM</text:p>
      <text:list xml:id="list1941822719" text:continue-list="list1184797646" text:style-name="L2">
        <text:list-item>
          <text:p text:style-name="P16">selon normes</text:p>
        </text:list-item>
      </text:list>
      <text:p text:style-name="P1">Eclairage</text:p>
      <text:list xml:id="list5708241313527917649" text:style-name="L18">
        <text:list-item>
          <text:p text:style-name="P33">1 alim pour plafonnier</text:p>
        </text:list-item>
        <text:list-item>
          <text:p text:style-name="P33">2 alim vers miroir</text:p>
        </text:list-item>
      </text:list>
      <text:p text:style-name="P6"/>
      <text:p text:style-name="P6">Chambre 4</text:p>
      <text:p text:style-name="P1">PC/FM</text:p>
      <text:list xml:id="list1421616155" text:continue-list="list1941822719" text:style-name="L2">
        <text:list-item>
          <text:p text:style-name="P16">selon normes</text:p>
        </text:list-item>
      </text:list>
      <text:p text:style-name="P1">Eclairage</text:p>
      <text:list xml:id="list3321873429714938261" text:style-name="L19">
        <text:list-item>
          <text:p text:style-name="P34">1 alim pour plafonnier</text:p>
        </text:list-item>
      </text:list>
      <text:p text:style-name="P3"/>
      <text:p text:style-name="P3"><text:soft-page-break/></text:p>
      <text:p text:style-name="P11"/>
      <text:p text:style-name="P13">EXTERIEUR</text:p>
      <text:p text:style-name="P6"/>
      <text:p text:style-name="P6">Façade Sud</text:p>
      <text:p text:style-name="P9">PC/FM</text:p>
      <text:list xml:id="list715821944" text:continue-list="list1421616155" text:style-name="L2">
        <text:list-item>
          <text:p text:style-name="P16">1 PC <text:span text:style-name="T1">dans l'angle rentrant Sud-Ouest (entre salon et salle à manger)</text:span></text:p>
        </text:list-item>
      </text:list>
      <text:p text:style-name="P9">Éclairage</text:p>
      <text:list xml:id="list1132183695" text:continue-numbering="true" text:style-name="L2">
        <text:list-item>
          <text:p text:style-name="P16">1 éclairage en façade au-dessus de la porte de la salle à manger (interrupteur)</text:p>
        </text:list-item>
        <text:list-item>
          <text:p text:style-name="P16">1 éclairage en façade au-dessus de la porte d'entrée (détecteur)</text:p>
        </text:list-item>
        <text:list-item>
          <text:p text:style-name="P16">1 éclairage en façade au-dessus de la porte de la chambre 1 (détecteur)</text:p>
        </text:list-item>
      </text:list>
      <text:p text:style-name="P3"/>
      <text:p text:style-name="P4">Façade Ouest</text:p>
      <text:p text:style-name="P9">PC/FM</text:p>
      <text:list xml:id="list274927179" text:continue-numbering="true" text:style-name="L2">
        <text:list-item>
          <text:p text:style-name="P28">1 PC à côté de la porte de service du garage</text:p>
        </text:list-item>
      </text:list>
      <text:p text:style-name="P5">Éclairage</text:p>
      <text:list xml:id="list1979934137" text:continue-numbering="true" text:style-name="L2">
        <text:list-item>
          <text:p text:style-name="P35">1 éclairage en façade dans l'angle rentrant Sud-Ouest (mur ouest du salon) (interrupteur)</text:p>
        </text:list-item>
        <text:list-item>
          <text:p text:style-name="P35">1 éclairage en façade au-dessus de la porte de service du garage (interrupteur)</text:p>
        </text:list-item>
      </text:list>
      <text:p text:style-name="P3"/>
      <text:p text:style-name="P4">Façade Est</text:p>
      <text:p text:style-name="P9">PC/FM</text:p>
      <text:list xml:id="list2010091675" text:continue-numbering="true" text:style-name="L2">
        <text:list-item>
          <text:p text:style-name="P28">1 PC sous l'abri voiture</text:p>
        </text:list-item>
        <text:list-item>
          <text:p text:style-name="P28">1 fourreau pour charge véhicule électrique sous l'abri</text:p>
        </text:list-item>
        <text:list-item>
          <text:p text:style-name="P28">1 PC à côté de la porte du garage</text:p>
        </text:list-item>
      </text:list>
      <text:p text:style-name="P5">Éclairage</text:p>
      <text:list xml:id="list2061692149" text:continue-numbering="true" text:style-name="L2">
        <text:list-item>
          <text:p text:style-name="P35">1 éclairage en façade sous l'abri voiture (détecteur)</text:p>
        </text:list-item>
      </text:list>
      <text:p text:style-name="P3"/>
      <text:p text:style-name="P4">Façade Nord</text:p>
      <text:list xml:id="list1727465279" text:continue-numbering="true" text:style-name="L2">
        <text:list-item>
          <text:p text:style-name="P35">1 éclairage en façade sur le mur du dressing (interrupteur)</text:p>
        </text:list-item>
      </text:list>
      <text:p text:style-name="P3"/>
      <text:p text:style-name="P3"/>
      <text:p text:style-name="P3"/>
      <text:p text:style-name="P11">CAVE</text:p>
      <text:p text:style-name="P9">PC/FM</text:p>
      <text:list xml:id="list46198094" text:continue-numbering="true" text:style-name="L2">
        <text:list-item>
          <text:p text:style-name="P28">selon normes</text:p>
        </text:list-item>
      </text:list>
      <text:p text:style-name="P5">Éclairage</text:p>
      <text:list xml:id="list1725930672" text:continue-numbering="true" text:style-name="L2">
        <text:list-item>
          <text:p text:style-name="P35">alim pour plafonni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3-30T13:40:53</dc:date>
    <dc:creator>David Parsons</dc:creator>
    <meta:editing-duration>P1DT11H49M56S</meta:editing-duration>
    <meta:editing-cycles>30</meta:editing-cycles>
    <meta:generator>OpenOffice/4.1.1$Unix OpenOffice.org_project/411m6$Build-9775</meta:generator>
    <meta:document-statistic meta:table-count="0" meta:image-count="0" meta:object-count="0" meta:page-count="5" meta:paragraph-count="141" meta:word-count="724" meta:character-count="3788"/>
  </office:meta>
</office:document-meta>
</file>